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67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6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timation avec boutons physiques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vis estimatif Gameboy NG</text:p>
            <text:p>Prix pour 175 pieces (150 + environ 15 % de pieces detachées)</text:p>
          </table:table-cell>
          <table:covered-table-cell table:style-name="ce3"/>
          <table:covered-table-cell table:number-columns-repeated="10"/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Solution 1</text:p>
          </table:table-cell>
          <table:table-cell table:style-name="ce7" office:value-type="string" calcext:value-type="string">
            <text:p>Solution 2</text:p>
          </table:table-cell>
          <table:table-cell table:style-name="ce7" office:value-type="string" calcext:value-type="string">
            <text:p>Solution 3</text:p>
          </table:table-cell>
          <table:table-cell table:style-name="ce7" table:number-columns-repeated="8"/>
        </table:table-row>
        <table:table-row table:style-name="ro2">
          <table:table-cell office:value-type="string" calcext:value-type="string">
            <text:p>Description de solution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Boitier (150 pieces)</text:p>
          </table:table-cell>
          <table:table-cell table:style-name="ce6"/>
          <table:table-cell table:number-columns-repeated="3" table:style-name="ce7" office:value-type="string" calcext:value-type="string">
            <text:p>Weerg</text:p>
          </table:table-cell>
          <table:table-cell table:style-name="ce7" table:number-columns-repeated="8"/>
        </table:table-row>
        <table:table-row table:style-name="ro2">
          <table:table-cell office:value-type="string" calcext:value-type="string">
            <text:p>Dessous</text:p>
          </table:table-cell>
          <table:table-cell/>
          <table:table-cell table:number-columns-repeated="3" office:value-type="float" office:value="4324.66" calcext:value-type="float">
            <text:p>4324,6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ssus</text:p>
          </table:table-cell>
          <table:table-cell/>
          <table:table-cell table:number-columns-repeated="3" office:value-type="float" office:value="1983.87" calcext:value-type="float">
            <text:p>1983,8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ix</text:p>
          </table:table-cell>
          <table:table-cell/>
          <table:table-cell table:number-columns-repeated="3" office:value-type="float" office:value="206.39" calcext:value-type="float">
            <text:p>206,3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uton x4</text:p>
          </table:table-cell>
          <table:table-cell/>
          <table:table-cell table:number-columns-repeated="3" office:value-type="float" office:value="768.92" calcext:value-type="float">
            <text:p>768,9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out unitaire du boitier</text:p>
          </table:table-cell>
          <table:table-cell/>
          <table:table-cell table:formula="of:=([.C7]+[.C8]+[.C9]+[.C10]/4)/150" office:value-type="float" office:value="44.7143333333333" calcext:value-type="float">
            <text:p>44,7143333333333</text:p>
          </table:table-cell>
          <table:table-cell table:formula="of:=([.D7]+[.D8]+[.D9]+[.D10]/4)/150" office:value-type="float" office:value="44.7143333333333" calcext:value-type="float">
            <text:p>44,7143333333333</text:p>
          </table:table-cell>
          <table:table-cell table:formula="of:=([.E7]+[.E8]+[.E9]+[.E10]/4)/150" office:value-type="float" office:value="44.7143333333333" calcext:value-type="float">
            <text:p>44,7143333333333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CB (160 pieces)</text:p>
          </table:table-cell>
          <table:table-cell table:style-name="ce6"/>
          <table:table-cell table:style-name="ce8" office:value-type="string" calcext:value-type="string">
            <text:p>PCB Pool avec 10 % de reduc</text:p>
          </table:table-cell>
          <table:table-cell table:style-name="ce7" office:value-type="string" calcext:value-type="string">
            <text:p>Eurcircuit</text:p>
          </table:table-cell>
          <table:table-cell table:style-name="ce8" office:value-type="string" calcext:value-type="string">
            <text:p>PCB Pool avec 10 % de reduc</text:p>
          </table:table-cell>
          <table:table-cell table:style-name="ce7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Carte principale</text:p>
          </table:table-cell>
          <table:table-cell/>
          <table:table-cell table:formula="of:=734.33*0.9" office:value-type="float" office:value="660.897" calcext:value-type="float">
            <text:p>660,897</text:p>
          </table:table-cell>
          <table:table-cell office:value-type="float" office:value="753.23" calcext:value-type="float">
            <text:p>753,23</text:p>
          </table:table-cell>
          <table:table-cell table:formula="of:=734.33*0.9" office:value-type="float" office:value="660.897" calcext:value-type="float">
            <text:p>660,8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tellite gauche</text:p>
          </table:table-cell>
          <table:table-cell/>
          <table:table-cell table:formula="of:=339.43*0.9" office:value-type="float" office:value="305.487" calcext:value-type="float">
            <text:p>305,487</text:p>
          </table:table-cell>
          <table:table-cell office:value-type="float" office:value="321.26" calcext:value-type="float">
            <text:p>321,26</text:p>
          </table:table-cell>
          <table:table-cell table:formula="of:=339.43*0.9" office:value-type="float" office:value="305.487" calcext:value-type="float">
            <text:p>305,48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tellite droit</text:p>
          </table:table-cell>
          <table:table-cell/>
          <table:table-cell table:formula="of:=367.88*0.9" office:value-type="float" office:value="331.092" calcext:value-type="float">
            <text:p>331,092</text:p>
          </table:table-cell>
          <table:table-cell office:value-type="float" office:value="350.3" calcext:value-type="float">
            <text:p>350,3</text:p>
          </table:table-cell>
          <table:table-cell table:formula="of:=367.88*0.9" office:value-type="float" office:value="331.092" calcext:value-type="float">
            <text:p>331,09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out unitaire des PCB</text:p>
          </table:table-cell>
          <table:table-cell/>
          <table:table-cell table:formula="of:=([.C15]+[.C16]+[.C17])/160" office:value-type="float" office:value="8.109225" calcext:value-type="float">
            <text:p>8,109225</text:p>
          </table:table-cell>
          <table:table-cell/>
          <table:table-cell table:formula="of:=([.E15]+[.E16]+[.E17])/160" office:value-type="float" office:value="8.109225" calcext:value-type="float">
            <text:p>8,109225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Electronique (150 pieces)</text:p>
          </table:table-cell>
          <table:table-cell table:style-name="ce6"/>
          <table:table-cell office:value-type="string" calcext:value-type="string">
            <text:p>Solution avec module ATW</text:p>
          </table:table-cell>
          <table:table-cell office:value-type="string" calcext:value-type="string">
            <text:p>Solution avec module ESP</text:p>
          </table:table-cell>
          <table:table-cell office:value-type="string" calcext:value-type="string">
            <text:p>Solution avec devis farnell et ES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M32F746G-DISCO</text:p>
          </table:table-cell>
          <table:table-cell/>
          <table:table-cell table:formula="of:=7195.5*1.2" office:value-type="float" office:value="8634.6" calcext:value-type="float">
            <office:annotation draw:style-name="gr1" draw:text-style-name="P2" svg:width="28.99mm" svg:height="13.86mm" svg:x="145.13mm" svg:y="83.77mm" draw:caption-point-x="-6.1mm" draw:caption-point-y="15.1mm">
              <dc:date>2018-06-12T00:00:00</dc:date>
              <text:p text:style-name="P1"><text:span text:style-name="T1">Mouser : 511-</text:span><text:span text:style-name="T1">STM32F746G-</text:span><text:span text:style-name="T1">DISCO</text:span></text:p>
            </office:annotation>
            <text:p>8634,6</text:p>
          </table:table-cell>
          <table:table-cell table:formula="of:=7195.5*1.2" office:value-type="float" office:value="8634.6" calcext:value-type="float">
            <text:p>8634,6</text:p>
          </table:table-cell>
          <table:table-cell table:formula="of:=47.7*1.2*150" office:value-type="float" office:value="8586" calcext:value-type="float">
            <text:p>85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X-NUCLEO-IKS01A2</text:p>
          </table:table-cell>
          <table:table-cell/>
          <table:table-cell table:formula="of:=2398.5*1.2" office:value-type="float" office:value="2878.2" calcext:value-type="float">
            <office:annotation draw:style-name="gr1" draw:text-style-name="P2" svg:width="28.99mm" svg:height="13.86mm" svg:x="145.13mm" svg:y="88.29mm" draw:caption-point-x="-6.1mm" draw:caption-point-y="15.1mm">
              <dc:date>2018-06-12T00:00:00</dc:date>
              <text:p text:style-name="P1"><text:span text:style-name="T1">Mouser : 511-X-</text:span><text:span text:style-name="T1">NUCLEO-</text:span><text:span text:style-name="T1">IKS01A2</text:span></text:p>
            </office:annotation>
            <text:p>2878,2</text:p>
          </table:table-cell>
          <table:table-cell table:formula="of:=2398.5*1.2" office:value-type="float" office:value="2878.2" calcext:value-type="float">
            <text:p>2878,2</text:p>
          </table:table-cell>
          <table:table-cell table:formula="of:=15.8*1.2*150" office:value-type="float" office:value="2844" calcext:value-type="float">
            <text:p>28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TWILC3000-MR110CA</text:p>
          </table:table-cell>
          <table:table-cell/>
          <table:table-cell table:formula="of:=1150*1.2" office:value-type="float" office:value="1380" calcext:value-type="float">
            <office:annotation draw:style-name="gr2" draw:text-style-name="P2" svg:width="28.99mm" svg:height="17.81mm" svg:x="145.13mm" svg:y="92.8mm" draw:caption-point-x="-6.1mm" draw:caption-point-y="15.1mm">
              <dc:date>2018-06-12T00:00:00</dc:date>
              <text:p text:style-name="P1"><text:span text:style-name="T1">Digikey : </text:span><text:span text:style-name="T1">ATWILC3000-</text:span><text:span text:style-name="T1">MR110CA-ND</text:span></text:p>
              <text:p text:style-name="P1"><text:span text:style-name="T1"/></text:p>
            </office:annotation>
            <text:p>13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P-WROOM-32</text:p>
          </table:table-cell>
          <table:table-cell table:number-columns-repeated="2"/>
          <table:table-cell table:formula="of:=468*1.2" office:value-type="float" office:value="561.6" calcext:value-type="float">
            <office:annotation draw:style-name="gr1" draw:text-style-name="P4" svg:width="28.99mm" svg:height="13.86mm" svg:x="191.42mm" svg:y="97.32mm" draw:caption-point-x="-6.1mm" draw:caption-point-y="15.1mm">
              <dc:date>2018-06-12T00:00:00</dc:date>
              <text:p text:style-name="P3"><text:span text:style-name="T1">Mouser : 356-</text:span><text:span text:style-name="T1">ESPWROOM328</text:span><text:span text:style-name="T1">MB</text:span></text:p>
            </office:annotation>
            <text:p>561,6</text:p>
          </table:table-cell>
          <table:table-cell table:formula="of:=468*1.2" office:value-type="float" office:value="561.6" calcext:value-type="float">
            <text:p>561,6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3">
          <table:table-cell office:value-type="string" calcext:value-type="string">
            <text:p>TSM-110-01-T-SV</text:p>
          </table:table-cell>
          <table:table-cell office:value-type="string" calcext:value-type="string">
            <text:p>Connecteur Male 2,54 mm 10 contacts, Montage CMS</text:p>
          </table:table-cell>
          <table:table-cell table:formula="of:=(0.54*150)*1.2" office:value-type="float" office:value="97.2" calcext:value-type="float">
            <office:annotation draw:style-name="gr3" draw:text-style-name="P2" svg:width="28.99mm" svg:height="9.91mm" svg:x="145.13mm" svg:y="106.35mm" draw:caption-point-x="-6.1mm" draw:caption-point-y="15.1mm">
              <dc:date>2018-06-12T00:00:00</dc:date>
              <text:p text:style-name="P1"><text:span text:style-name="T1">Farnell : 2779649</text:span></text:p>
            </office:annotation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formula="of:=(0.54*150)*1.2" office:value-type="float" office:value="97.2" calcext:value-type="float">
            <text:p>97,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SM-108-01-T-SV</text:p>
          </table:table-cell>
          <table:table-cell office:value-type="string" calcext:value-type="string">
            <text:p>Connecteur Male 2,54 mm 8 contacts, Montage CMS</text:p>
          </table:table-cell>
          <table:table-cell table:formula="of:=143.01*1.2" office:value-type="float" office:value="171.612" calcext:value-type="float">
            <office:annotation draw:style-name="gr1" draw:text-style-name="P2" svg:width="28.99mm" svg:height="13.86mm" svg:x="145.13mm" svg:y="114.66mm" draw:caption-point-x="-6.1mm" draw:caption-point-y="15.1mm">
              <dc:date>2018-06-12T00:00:00</dc:date>
              <text:p text:style-name="P1"><text:span text:style-name="T1">Digikey : </text:span><text:span text:style-name="T1">SAM10296-ND</text:span></text:p>
              <text:p text:style-name="P1"><text:span text:style-name="T1"/></text:p>
            </office:annotation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formula="of:=143.01*1.2" office:value-type="float" office:value="171.612" calcext:value-type="float">
            <text:p>171,61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SM-106-01-T-SV</text:p>
          </table:table-cell>
          <table:table-cell office:value-type="string" calcext:value-type="string">
            <text:p>Connecteur Male 2,54 mm 6 contacts, Montage CMS</text:p>
          </table:table-cell>
          <table:table-cell table:formula="of:=50.55*1.2" office:value-type="float" office:value="60.66" calcext:value-type="float">
            <office:annotation draw:style-name="gr4" draw:text-style-name="P2" svg:width="28.99mm" svg:height="5.96mm" svg:x="145.13mm" svg:y="122.97mm" draw:caption-point-x="-6.1mm" draw:caption-point-y="15.1mm">
              <dc:date>2018-06-12T00:00:00</dc:date>
              <text:p text:style-name="P1"><text:span text:style-name="T1">Farnell:2779643</text:span></text:p>
            </office:annotation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formula="of:=50.55*1.2" office:value-type="float" office:value="60.66" calcext:value-type="float">
            <text:p>60,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C34749</text:p>
          </table:table-cell>
          <table:table-cell office:value-type="string" calcext:value-type="string">
            <text:p>Connecteur male coudé, 4 contacts, traversants</text:p>
          </table:table-cell>
          <table:table-cell table:formula="of:=5.22*1.2" office:value-type="float" office:value="6.264" calcext:value-type="float">
            <office:annotation draw:style-name="gr1" draw:text-style-name="P2" svg:width="28.99mm" svg:height="13.86mm" svg:x="145.13mm" svg:y="131.27mm" draw:caption-point-x="-6.1mm" draw:caption-point-y="15.1mm">
              <dc:date>2018-06-12T00:00:00</dc:date>
              <text:p text:style-name="P1"><text:span text:style-name="T1">Farnell : 1593428</text:span></text:p>
              <text:p text:style-name="P1"><text:span text:style-name="T1"/></text:p>
            </office:annotation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formula="of:=5.22*1.2" office:value-type="float" office:value="6.264" calcext:value-type="float">
            <text:p>6,26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SM4JSMATR</text:p>
          </table:table-cell>
          <table:table-cell office:value-type="string" calcext:value-type="string">
            <text:p>Bouton tactile profil bas (5mm)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formula="of:=118*1.2" office:value-type="float" office:value="141.6" calcext:value-type="float">
            <text:p>141,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SM14JHX</text:p>
          </table:table-cell>
          <table:table-cell office:value-type="string" calcext:value-type="string">
            <text:p>Bouton Haut</text:p>
          </table:table-cell>
          <table:table-cell table:formula="of:=27.45*1.2" office:value-type="float" office:value="32.94" calcext:value-type="float">
            <office:annotation draw:style-name="gr1" draw:text-style-name="P2" svg:width="28.99mm" svg:height="13.86mm" svg:x="145.13mm" svg:y="147.89mm" draw:caption-point-x="-6.1mm" draw:caption-point-y="15.1mm">
              <dc:date>2018-06-12T00:00:00</dc:date>
              <text:p text:style-name="P1"><text:span text:style-name="T1">Farnell : </text:span><text:span text:style-name="T1"><text:tab/></text:span><text:span text:style-name="T1">2610959</text:span></text:p>
              <text:p text:style-name="P1"><text:span text:style-name="T1"/></text:p>
            </office:annotation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formula="of:=27.45*1.2" office:value-type="float" office:value="32.94" calcext:value-type="float">
            <text:p>32,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5266-0603</text:p>
          </table:table-cell>
          <table:table-cell office:value-type="string" calcext:value-type="string">
            <text:p>Cable FFC 10 points 0,5mm 65 mm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formula="of:=95.7*1.2" office:value-type="float" office:value="114.84" calcext:value-type="float">
            <text:p>114,8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FV10R-4STE1HLF</text:p>
          </table:table-cell>
          <table:table-cell office:value-type="string" calcext:value-type="string">
            <text:p>Connecteur 10 contacts , pas de 0,5mm, smd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formula="of:=80.4*1.2" office:value-type="float" office:value="96.48" calcext:value-type="float">
            <text:p>96,48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out unitaire electronique</text:p>
          </table:table-cell>
          <table:table-cell/>
          <table:table-cell table:formula="of:=([.C22]+[.C23]+[.C24]+[.C27]+[.C28]+[.C29]+[.C30]+[.C31]+[.C32]+[.C33]+[.C34])/150" office:value-type="float" office:value="90.76264" calcext:value-type="float">
            <text:p>90,76264</text:p>
          </table:table-cell>
          <table:table-cell table:formula="of:=([.D22]+[.D23]+[.D25]+[.D27]+[.D28]+[.D29]+[.D30]+[.D31]+[.D32]+[.D33]+[.D34])/150" office:value-type="float" office:value="85.30664" calcext:value-type="float">
            <text:p>85,30664</text:p>
          </table:table-cell>
          <table:table-cell table:formula="of:=SUM([.E22:.E34])/150" office:value-type="float" office:value="84.75464" calcext:value-type="float">
            <text:p>84,75464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out total unitaire</text:p>
          </table:table-cell>
          <table:table-cell/>
          <table:table-cell table:formula="of:=([.C12]+[.C19]+[.C36])" office:value-type="float" office:value="143.586198333333" calcext:value-type="float">
            <text:p>143,586198333333</text:p>
          </table:table-cell>
          <table:table-cell table:formula="of:=[.D36]+[.C19]+[.C12]" office:value-type="float" office:value="138.130198333333" calcext:value-type="float">
            <text:p>138,130198333333</text:p>
          </table:table-cell>
          <table:table-cell table:formula="of:=[.E36]+[.E19]+[.E12]" office:value-type="float" office:value="137.578198333333" calcext:value-type="float">
            <text:p>137,578198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ut total</text:p>
          </table:table-cell>
          <table:table-cell/>
          <table:table-cell table:formula="of:=SUM([.C27:.C34])+SUM([.C22:.C24])+SUM([.C15:.C17])+SUM([.C7:.C10])" office:value-type="float" office:value="22195.712" calcext:value-type="float">
            <text:p>22195,712</text:p>
          </table:table-cell>
          <table:table-cell table:formula="of:=SUM([.D22:.D34])+SUM([.C15:.C17])+SUM([.C7:.C10])" office:value-type="float" office:value="21377.312" calcext:value-type="float">
            <text:p>21377,312</text:p>
          </table:table-cell>
          <table:table-cell table:formula="of:=SUM([.E22:.E34])+SUM([.E15:.E17])+SUM([.E7:.E10])" office:value-type="float" office:value="21294.512" calcext:value-type="float">
            <text:p>21294,512</text:p>
          </table:table-cell>
          <table:table-cell table:number-columns-repeated="8"/>
        </table:table-row>
        <table:table-row table:style-name="ro2" table:number-rows-repeated="104853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stimation avec boutons tactiles" table:style-name="ta1">
        <table:table-column table:style-name="co6" table:default-cell-style-name="Default"/>
        <table:table-column table:style-name="co2" table:default-cell-style-name="ce4"/>
        <table:table-column table:style-name="co4" table:default-cell-style-name="Default"/>
        <table:table-column table:style-name="co5" table:number-columns-repeated="16" table:default-cell-style-name="Default"/>
        <table:table-row table:style-name="ro4">
          <table:table-cell table:style-name="ce1" office:value-type="string" calcext:value-type="string" table:number-columns-spanned="10" table:number-rows-spanned="1">
            <text:p>Devis estimatif Gameboy NG</text:p>
            <text:p>Prix pour 150 pièces </text:p>
          </table:table-cell>
          <table:covered-table-cell table:style-name="ce3"/>
          <table:covered-table-cell table:number-columns-repeated="8"/>
          <table:table-cell table:number-columns-repeated="9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Solution 1</text:p>
          </table:table-cell>
          <table:table-cell table:style-name="ce7" table:number-columns-repeated="8"/>
          <table:table-cell table:number-columns-repeated="8"/>
        </table:table-row>
        <table:table-row table:style-name="ro2">
          <table:table-cell office:value-type="string" calcext:value-type="string">
            <text:p>Description de solution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Boîtier (150 pièces)</text:p>
          </table:table-cell>
          <table:table-cell table:style-name="ce6"/>
          <table:table-cell table:style-name="ce7" office:value-type="string" calcext:value-type="string">
            <text:p>Weerg</text:p>
          </table:table-cell>
          <table:table-cell table:style-name="ce7" table:number-columns-repeated="8"/>
          <table:table-cell table:number-columns-repeated="8"/>
        </table:table-row>
        <table:table-row table:style-name="ro2">
          <table:table-cell office:value-type="string" calcext:value-type="string">
            <text:p>Dessous</text:p>
          </table:table-cell>
          <table:table-cell/>
          <table:table-cell office:value-type="float" office:value="4035" calcext:value-type="float">
            <text:p>403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ssus</text:p>
          </table:table-cell>
          <table:table-cell/>
          <table:table-cell office:value-type="float" office:value="1983.87" calcext:value-type="float">
            <text:p>1983,87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du boîtier</text:p>
          </table:table-cell>
          <table:table-cell/>
          <table:table-cell table:formula="of:=([.C7]+[.C8])/150" office:value-type="float" office:value="40.1258" calcext:value-type="float">
            <text:p>40,1258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PCB (160 pieces)</text:p>
          </table:table-cell>
          <table:table-cell table:style-name="ce6"/>
          <table:table-cell table:style-name="ce8" office:value-type="string" calcext:value-type="string">
            <text:p>PCB Pool avec 10 % de reduc</text:p>
          </table:table-cell>
          <table:table-cell table:style-name="ce7" table:number-columns-repeated="3"/>
          <table:table-cell table:number-columns-repeated="13"/>
        </table:table-row>
        <table:table-row table:style-name="ro2">
          <table:table-cell office:value-type="string" calcext:value-type="string">
            <text:p>Carte principale</text:p>
          </table:table-cell>
          <table:table-cell office:value-type="string" calcext:value-type="string">
            <text:p>56*54</text:p>
          </table:table-cell>
          <table:table-cell table:formula="of:=502.18*0.9" office:value-type="float" office:value="451.962" calcext:value-type="float">
            <text:p>451,96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ellite gauche</text:p>
          </table:table-cell>
          <table:table-cell office:value-type="string" calcext:value-type="string">
            <text:p>56*28</text:p>
          </table:table-cell>
          <table:table-cell table:formula="of:=339.43*0.9" office:value-type="float" office:value="305.487" calcext:value-type="float">
            <text:p>305,48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ellite droit</text:p>
          </table:table-cell>
          <table:table-cell office:value-type="string" calcext:value-type="string">
            <text:p>60*31</text:p>
          </table:table-cell>
          <table:table-cell table:formula="of:=367.88*0.9" office:value-type="float" office:value="331.092" calcext:value-type="float">
            <text:p>331,092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des PCB</text:p>
          </table:table-cell>
          <table:table-cell/>
          <table:table-cell table:formula="of:=([.C13]+[.C14]+[.C15])/160" office:value-type="float" office:value="6.80338125" calcext:value-type="float">
            <text:p>6,80338125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Électronique (150 pieces)</text:p>
          </table:table-cell>
          <table:table-cell table:style-name="ce6"/>
          <table:table-cell table:style-name="ce7" office:value-type="string" calcext:value-type="string">
            <text:p>Solution avec devis farnell et ESP</text:p>
          </table:table-cell>
          <table:table-cell table:style-name="ce7" table:number-columns-repeated="16"/>
        </table:table-row>
        <table:table-row table:style-name="ro2">
          <table:table-cell office:value-type="string" calcext:value-type="string">
            <text:p>STM32F746G-DISCO</text:p>
          </table:table-cell>
          <table:table-cell/>
          <table:table-cell table:formula="of:=47.7*1.2*150" office:value-type="float" office:value="8586" calcext:value-type="float">
            <text:p>858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MX055</text:p>
          </table:table-cell>
          <table:table-cell/>
          <table:table-cell table:formula="of:=3.51+1.2+150" office:value-type="float" office:value="154.71" calcext:value-type="float">
            <text:p>154,7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SP-WROOM-32</text:p>
          </table:table-cell>
          <table:table-cell/>
          <table:table-cell table:formula="of:=468*1.2" office:value-type="float" office:value="561.6" calcext:value-type="float">
            <text:p>561,6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4">
          <table:table-cell office:value-type="string" calcext:value-type="string">
            <text:p>TSM-110-01-T-SV</text:p>
          </table:table-cell>
          <table:table-cell office:value-type="string" calcext:value-type="string">
            <text:p>Connecteur Male 2,54 mm 10 contacts, Montage CMS</text:p>
          </table:table-cell>
          <table:table-cell table:formula="of:=(0.54*150)*1.2" office:value-type="float" office:value="97.2" calcext:value-type="float">
            <text:p>97,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TSM-108-01-T-SV</text:p>
          </table:table-cell>
          <table:table-cell office:value-type="string" calcext:value-type="string">
            <text:p>Connecteur Male 2,54 mm 8 contacts, Montage CMS</text:p>
          </table:table-cell>
          <table:table-cell table:formula="of:=143.01*1.2" office:value-type="float" office:value="171.612" calcext:value-type="float">
            <text:p>171,61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TSM-106-01-T-SV</text:p>
          </table:table-cell>
          <table:table-cell office:value-type="string" calcext:value-type="string">
            <text:p>Connecteur Male 2,54 mm 6 contacts, Montage CMS</text:p>
          </table:table-cell>
          <table:table-cell table:formula="of:=50.55*1.2" office:value-type="float" office:value="60.66" calcext:value-type="float">
            <text:p>60,6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C34749</text:p>
          </table:table-cell>
          <table:table-cell office:value-type="string" calcext:value-type="string">
            <text:p>Connecteur male coudé, 4 contacts, traversants</text:p>
          </table:table-cell>
          <table:table-cell table:formula="of:=5.22*1.2" office:value-type="float" office:value="6.264" calcext:value-type="float">
            <text:p>6,26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FSM4JSMATR</text:p>
          </table:table-cell>
          <table:table-cell office:value-type="string" calcext:value-type="string">
            <text:p>Bouton tactile profil bas (5mm)</text:p>
          </table:table-cell>
          <table:table-cell table:formula="of:=118*1.2" office:value-type="float" office:value="141.6" calcext:value-type="float">
            <text:p>141,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SM14JHX</text:p>
          </table:table-cell>
          <table:table-cell office:value-type="string" calcext:value-type="string">
            <text:p>Bouton Haut</text:p>
          </table:table-cell>
          <table:table-cell table:formula="of:=27.45*1.2" office:value-type="float" office:value="32.94" calcext:value-type="float">
            <text:p>32,9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15266-0603</text:p>
          </table:table-cell>
          <table:table-cell office:value-type="string" calcext:value-type="string">
            <text:p>Cable FFC 10 points 0,5mm 65 mm</text:p>
          </table:table-cell>
          <table:table-cell table:formula="of:=95.7*1.2" office:value-type="float" office:value="114.84" calcext:value-type="float">
            <text:p>114,8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FV10R-4STE1HLF</text:p>
          </table:table-cell>
          <table:table-cell office:value-type="string" calcext:value-type="string">
            <text:p>Connecteur 10 contacts , pas de 0,5mm, smd</text:p>
          </table:table-cell>
          <table:table-cell table:formula="of:=80.4*1.2" office:value-type="float" office:value="96.48" calcext:value-type="float">
            <text:p>96,4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MS-16093-078L100</text:p>
          </table:table-cell>
          <table:table-cell office:value-type="string" calcext:value-type="string">
            <text:p>Haut parleur</text:p>
          </table:table-cell>
          <table:table-cell table:formula="of:=1.22*2*1.2*150" office:value-type="float" office:value="439.2" calcext:value-type="float">
            <text:p>439,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4B-PH-K-S</text:p>
          </table:table-cell>
          <table:table-cell office:value-type="string" calcext:value-type="string">
            <text:p>Connecteur Groove</text:p>
          </table:table-cell>
          <table:table-cell table:formula="of:=0.108*200*1.2" office:value-type="float" office:value="25.92" calcext:value-type="float">
            <text:p>25,92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unitaire électronique</text:p>
          </table:table-cell>
          <table:table-cell/>
          <table:table-cell table:formula="of:=SUM([.C20:.C33])/150" office:value-type="float" office:value="69.92684" calcext:value-type="float">
            <text:p>69,92684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Visserie (pour 150 pieces)</text:p>
          </table:table-cell>
          <table:table-cell/>
          <table:table-cell table:style-name="ce7" table:number-columns-repeated="8"/>
          <table:table-cell table:number-columns-repeated="9"/>
        </table:table-row>
        <table:table-row table:style-name="ro2">
          <table:table-cell office:value-type="string" calcext:value-type="string">
            <text:p>Vis autotaraudeuse 3*10</text:p>
          </table:table-cell>
          <table:table-cell office:value-type="string" calcext:value-type="string">
            <text:p>Vis boitier (4 vis par boitier)</text:p>
          </table:table-cell>
          <table:table-cell table:formula="of:=4.99*6*1.2" office:value-type="float" office:value="35.928" calcext:value-type="float">
            <text:p>35,92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Vis autotaraudeuse 3*5</text:p>
          </table:table-cell>
          <table:table-cell office:value-type="string" calcext:value-type="string">
            <text:p>Vis ecran + satellites (10 vis par boitier)</text:p>
          </table:table-cell>
          <table:table-cell table:formula="of:=5.21*1.2*15" office:value-type="float" office:value="93.78" calcext:value-type="float">
            <text:p>93,78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ut unitaire visserie</text:p>
          </table:table-cell>
          <table:table-cell/>
          <table:table-cell table:formula="of:=[.C38]/600*4 + [.C39]/1500*10" office:value-type="float" office:value="0.86472" calcext:value-type="float">
            <text:p>0,86472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oût total unitaire</text:p>
          </table:table-cell>
          <table:table-cell/>
          <table:table-cell table:formula="of:=[.C35]+[.C17]+[.C10]+[.C41]" office:value-type="float" office:value="117.72074125" calcext:value-type="float">
            <text:p>117,7207412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licat par rapport à 120 euros</text:p>
          </table:table-cell>
          <table:table-cell/>
          <table:table-cell table:formula="of:=120-[.C43]" office:value-type="float" office:value="2.27925875" calcext:value-type="float">
            <text:p>2,2792587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ût total</text:p>
          </table:table-cell>
          <table:table-cell/>
          <table:table-cell table:formula="of:=SUM([.C20:.C31])+SUM([.C13:.C15])+SUM([.C7:.C8])" office:value-type="float" office:value="17131.317" calcext:value-type="float">
            <text:p>17131,317</text:p>
          </table:table-cell>
          <table:table-cell table:number-columns-repeated="16"/>
        </table:table-row>
        <table:table-row table:style-name="ro2" table:number-rows-repeated="1048530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0:27:39.75134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0:55:32.362876758</meta:creation-date>
    <dc:date>2018-06-15T14:10:54.666529195</dc:date>
    <meta:editing-duration>PT49M</meta:editing-duration>
    <meta:editing-cycles>6</meta:editing-cycles>
    <meta:generator>LibreOffice/6.0.1.1$Linux_X86_64 LibreOffice_project/60bfb1526849283ce2491346ed2aa51c465abfe6</meta:generator>
    <meta:document-statistic meta:table-count="2" meta:cell-count="198" meta:object-count="0"/>
  </office:meta>
</office:document-meta>
</file>